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text-position="super 58%"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Dr. Mayer; Sabato Morai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; Dr. Mayer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7 January 1876</text:p>
      <text:p text:style-name="P6">Month<text:tab/><text:tab/><text:tab/><text:tab/><text:tab/><text:tab/>January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Baltimore</text:p>
      <text:p text:style-name="P6">State<text:tab/><text:tab/><text:tab/><text:tab/><text:tab/><text:tab/>Maryland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>A calling card from Leone Morais is enclosed, with text written in Italian on the vers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Baltimore, Jan. 17. '76./</text:span></text:p>
      <text:p text:style-name="P2"><text:span text:style-name="T1">Revd. S. Morais Philadelphia/</text:span></text:p>
      <text:p text:style-name="P2"><text:span text:style-name="T1">Revd. Sir./</text:span></text:p>
      <text:p text:style-name="P2"><text:span text:style-name="T1"><text:tab/>Enclosed I send you/ a letter from your brother in law in/ Leghorn, whom I promised to deliver/ this letter myself, which I also intended/ to do, but am prevented from. <text:s/>I/ should certainly have wished to form/ your acquaintance, which pleasure/ I must, however, forgo for the present./ <text:s/>Mssrs Costa, Proven</text:span><text:span text:style-name="T2">çale and other send/ you their love, happy as they seem, at/ the good news which I was enabled to/ give them of you./</text:span></text:p>
      <text:p text:style-name="P2"><text:span text:style-name="T2">Believe me, dear Sir/</text:span></text:p>
      <text:p text:style-name="P2"><text:span text:style-name="T2"><text:tab/><text:tab/>Yours truly/</text:span></text:p>
      <text:p text:style-name="P2"><text:span text:style-name="T2"><text:tab/><text:tab/>Dr. Mayer./</text:span></text:p>
      <text:p text:style-name="P2"><text:span text:style-name="T2"/></text:p>
      <text:p text:style-name="P2"><text:span text:style-name="T2">[Page 2]</text:span></text:p>
      <text:p text:style-name="P2"><text:span text:style-name="T2">Dr Mayer/</text:span></text:p>
      <text:p text:style-name="P2"><text:span text:style-name="T2"><text:tab/>Dear Sir/</text:span></text:p>
      <text:p text:style-name="P4"><text:span text:style-name="T2"><text:tab/><text:tab/>Phila Jan 19</text:span><text:span text:style-name="T3">th</text:span><text:span text:style-name="T2"> 1876/</text:span></text:p>
      <text:p text:style-name="P2"><text:span text:style-name="T2"><text:tab/>Thankful for the kindness with which you under-/-took to bring over the good tidings of some of my family,/ and the assurance of my being still in the affectionate re/-membrance of my old friends in Italy, I am/</text:span></text:p>
      <text:p text:style-name="P2"><text:span text:style-name="T2"><text:tab/><text:tab/><text:tab/><text:tab/><text:tab/><text:tab/><text:tab/><text:tab/>yours truly/</text:span></text:p>
      <text:p text:style-name="P2"><text:span text:style-name="T2"><text:tab/><text:tab/><text:tab/><text:tab/><text:tab/><text:tab/><text:tab/><text:tab/><text:tab/>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2:47:07</meta:creation-date>
    <dc:date>2009-05-27T13:07:06</dc:date>
    <dc:language>en-US</dc:language>
    <meta:editing-cycles>2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332" meta:character-count="2229"/>
  </office:meta>
</office:document-meta>
</file>